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表29" style:family="table">
      <style:table-properties style:width="8.394cm" table:align="left"/>
    </style:style>
    <style:style style:name="表29.A" style:family="table-column">
      <style:table-column-properties style:column-width="2.03cm"/>
    </style:style>
    <style:style style:name="表29.B" style:family="table-column">
      <style:table-column-properties style:column-width="6.364cm"/>
    </style:style>
    <style:style style:name="表29.A1" style:family="table-cell">
      <style:table-cell-properties style:vertical-align="middle" fo:padding="0.049cm" fo:border="none"/>
    </style:style>
    <style:style style:name="表30" style:family="table">
      <style:table-properties style:width="8.029cm" table:align="left"/>
    </style:style>
    <style:style style:name="表30.A" style:family="table-column">
      <style:table-column-properties style:column-width="2.03cm"/>
    </style:style>
    <style:style style:name="表30.B" style:family="table-column">
      <style:table-column-properties style:column-width="5.999cm"/>
    </style:style>
    <style:style style:name="表30.A1" style:family="table-cell">
      <style:table-cell-properties style:vertical-align="middle" fo:padding="0.049cm" fo:border="none"/>
    </style:style>
    <style:style style:name="表31" style:family="table">
      <style:table-properties style:width="8.029cm" table:align="left"/>
    </style:style>
    <style:style style:name="表31.A" style:family="table-column">
      <style:table-column-properties style:column-width="2.03cm"/>
    </style:style>
    <style:style style:name="表31.B" style:family="table-column">
      <style:table-column-properties style:column-width="5.999cm"/>
    </style:style>
    <style:style style:name="表31.A1" style:family="table-cell">
      <style:table-cell-properties style:vertical-align="middle" fo:padding="0.049cm" fo:border="none"/>
    </style:style>
    <style:style style:name="表32" style:family="table">
      <style:table-properties style:width="8.029cm" table:align="left"/>
    </style:style>
    <style:style style:name="表32.A" style:family="table-column">
      <style:table-column-properties style:column-width="2.03cm"/>
    </style:style>
    <style:style style:name="表32.B" style:family="table-column">
      <style:table-column-properties style:column-width="5.999cm"/>
    </style:style>
    <style:style style:name="表32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33" style:family="table">
      <style:table-properties style:width="8.029cm" table:align="left"/>
    </style:style>
    <style:style style:name="表33.A" style:family="table-column">
      <style:table-column-properties style:column-width="2.03cm"/>
    </style:style>
    <style:style style:name="表33.B" style:family="table-column">
      <style:table-column-properties style:column-width="5.999cm"/>
    </style:style>
    <style:style style:name="表3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52" style:family="paragraph" style:parent-style-name="Text_20_body">
      <style:paragraph-properties fo:margin-top="0cm" fo:margin-bottom="0cm" fo:line-height="138%" style:writing-mode="lr-tb"/>
    </style:style>
    <style:style style:name="P53" style:family="paragraph" style:parent-style-name="Text_20_body">
      <style:paragraph-properties fo:margin-top="0cm" fo:margin-bottom="0cm"/>
    </style:style>
    <style:style style:name="P54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/>
      <text:p text:style-name="P6">----------------------------------------------------------------- [20200217_1407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21"/>
      <text:p text:style-name="P6">----------------------------------------------------------------- [20200224_1323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9" table:style-name="表29">
        <table:table-column table:style-name="表29.A"/>
        <table:table-column table:style-name="表29.B"/>
        <text:soft-page-break/>
        <table:table-row>
          <table:table-cell table:style-name="表29.A1" office:value-type="string">
            <text:p text:style-name="P24">期間</text:p>
          </table:table-cell>
          <table:table-cell table:style-name="表29.A1" office:value-type="string">
            <text:p text:style-name="P31">2020.2.<text:span text:style-name="T13">17</text:span>(月) ~ 2020.2.23(日)</text:p>
          </table:table-cell>
        </table:table-row>
        <table:table-row>
          <table:table-cell table:style-name="表29.A1" office:value-type="string">
            <text:p text:style-name="P25">合計</text:p>
          </table:table-cell>
          <table:table-cell table:style-name="表29.A1" office:value-type="string">
            <text:p text:style-name="P26"><text:span text:style-name="T5">￥ </text:span><text:span text:style-name="T6">400</text:span><text:span text:style-name="T2"> </text:span><text:span text:style-name="T5">円</text:span></text:p>
          </table:table-cell>
        </table:table-row>
        <table:table-row>
          <table:table-cell table:style-name="表29.A1" office:value-type="string">
            <text:p text:style-name="P27">備考</text:p>
          </table:table-cell>
          <table:table-cell table:style-name="表29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7</text:span>(月) ~ 2020.2.23(日)</text:p>
      <text:p text:style-name="P5">[//]</text:p>
      <text:p text:style-name="P5"/>
      <text:p text:style-name="P21"/>
      <text:p text:style-name="P5">----------------------------------------------------------------- [20200301_174516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4">期間</text:p>
          </table:table-cell>
          <table:table-cell table:style-name="表30.A1" office:value-type="string">
            <text:p text:style-name="P30">2020.2.24(月) ~ 2020.3.1(日)</text:p>
          </table:table-cell>
        </table:table-row>
        <table:table-row>
          <table:table-cell table:style-name="表30.A1" office:value-type="string">
            <text:p text:style-name="P25">合計</text:p>
          </table:table-cell>
          <table:table-cell table:style-name="表30.A1" office:value-type="string">
            <text:p text:style-name="P26"><text:span text:style-name="T5">￥922</text:span><text:span text:style-name="T2"> </text:span><text:span text:style-name="T5">円</text:span></text:p>
          </table:table-cell>
        </table:table-row>
        <table:table-row>
          <table:table-cell table:style-name="表30.A1" office:value-type="string">
            <text:p text:style-name="P27">備考</text:p>
          </table:table-cell>
          <table:table-cell table:style-name="表3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2.24(月) ~ 2020.3.1(日)</text:p>
      <text:p text:style-name="P23"/>
      <text:p text:style-name="P21"/>
      <text:p text:style-name="P5"/>
      <text:p text:style-name="P5">----------------------------------------------------------------- [20200307_132120]</text:p>
      <text:p text:style-name="P11">お疲れ様です。</text:p>
      <text:p text:style-name="Text_20_body"/>
      <text:p text:style-name="P12"><text:soft-page-break/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4">期間</text:p>
          </table:table-cell>
          <table:table-cell table:style-name="表31.A1" office:value-type="string">
            <text:p text:style-name="P30">2020.3.2(月) ~ 2020.3.8(日)</text:p>
          </table:table-cell>
        </table:table-row>
        <table:table-row>
          <table:table-cell table:style-name="表31.A1" office:value-type="string">
            <text:p text:style-name="P25">合計</text:p>
          </table:table-cell>
          <table:table-cell table:style-name="表31.A1" office:value-type="string">
            <text:p text:style-name="P26"><text:span text:style-name="T5">￥</text:span><text:span text:style-name="T6">924</text:span><text:span text:style-name="T2"> </text:span><text:span text:style-name="T5">円</text:span></text:p>
          </table:table-cell>
        </table:table-row>
        <table:table-row>
          <table:table-cell table:style-name="表31.A1" office:value-type="string">
            <text:p text:style-name="P27">備考</text:p>
          </table:table-cell>
          <table:table-cell table:style-name="表3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2(月) ~ 2020.3.8(日)</text:p>
      <text:p text:style-name="P23"/>
      <text:p text:style-name="P23">[//]</text:p>
      <text:p text:style-name="P5"/>
      <text:p text:style-name="P21"/>
      <text:p text:style-name="P5">----------------------------------------------------------------- [20200314_162252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期間</text:p>
          </table:table-cell>
          <table:table-cell table:style-name="表32.A1" office:value-type="string">
            <text:p text:style-name="P30">2020.3.9(月) ~ 2020.3.15(日)</text:p>
          </table:table-cell>
        </table:table-row>
        <table:table-row>
          <table:table-cell table:style-name="表32.A1" office:value-type="string">
            <text:p text:style-name="P25">合計</text:p>
          </table:table-cell>
          <table:table-cell table:style-name="表32.A1" office:value-type="string">
            <text:p text:style-name="P26"><text:span text:style-name="T5">￥1,446</text:span><text:span text:style-name="T2"> </text:span><text:span text:style-name="T5">円</text:span></text:p>
          </table:table-cell>
        </table:table-row>
        <table:table-row>
          <table:table-cell table:style-name="表32.A1" office:value-type="string">
            <text:p text:style-name="P27">備考</text:p>
          </table:table-cell>
          <table:table-cell table:style-name="表3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7">【作業員　岩淵謙 / 交通費請求書】 2020.3.9(月) ~ 2020.3.15(日)</text:p>
      <text:p text:style-name="P23"/>
      <text:p text:style-name="P23">[//]</text:p>
      <text:p text:style-name="P23"/>
      <text:p text:style-name="P21">@@@</text:p>
      <text:p text:style-name="P5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4">期間</text:p>
          </table:table-cell>
          <table:table-cell table:style-name="表33.A1" office:value-type="string">
            <text:p text:style-name="P30">2020.3.XX(月) ~ 2020.3.XX(日)</text:p>
          </table:table-cell>
        </table:table-row>
        <table:table-row>
          <table:table-cell table:style-name="表33.A1" office:value-type="string">
            <text:p text:style-name="P25">合計</text:p>
          </table:table-cell>
          <table:table-cell table:style-name="表33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33.A1" office:value-type="string">
            <text:p text:style-name="P27">備考</text:p>
          </table:table-cell>
          <table:table-cell table:style-name="表3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XX(月) ~ 2020.3.XX(日)</text:p>
      <text:p text:style-name="P23"/>
      <text:p text:style-name="P23">[//]</text:p>
      <text:p text:style-name="P23"/>
      <text:p text:style-name="P23"/>
      <text:p text:style-name="P5"/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<text:soft-page-break/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20.3.XX(月) ~ 2020.3.XX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XX(月) ~ 2020.3.XX(日)</text:p>
      <text:p text:style-name="P23"/>
      <text:p text:style-name="P23">[//]</text:p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6599998696876001986" text:style-name="L1">
        <text:list-item>
          <text:p text:style-name="P43">email</text:p>
          <text:list>
            <text:list-item>
              <text:p text:style-name="P43">C – N (new mail)</text:p>
            </text:list-item>
          </text:list>
        </text:list-item>
        <text:list-item>
          <text:p text:style-name="P44"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<text:soft-page-break/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往復金額<text:tab/>16 pt → <office:annotation office:name="__Annotation__4770_681090022"><dc:creator>iwabuchi ken</dc:creator><dc:date>2019-11-08T10:37:03.91</dc:date><text:p text:style-name="P55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91</dc:date><text:p text:style-name="P55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91</dc:date><text:p text:style-name="P55"><text:span text:style-name="T16">change</text:span></text:p></office:annotation>14 → <office:annotation office:name="__Annotation__19239_166530446"><dc:creator>iwabuchi ken</dc:creator><dc:date>2019-11-16T16:36:51.91</dc:date><text:p text:style-name="P55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size → change, 70 %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write → 金額</text:p>
            </text:list-item>
          </text:list>
        </text:list-item>
        <text:list-item>
          <text:p text:style-name="P44"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<text:soft-page-break/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 : 小計、合計）</text:p>
                    </text:list-item>
                    <text:list-item>
                      <text:p text:style-name="P43"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“送信済み” → select</text:p>
            </text:list-item>
            <text:list-item>
              <text:p text:style-name="P43">validate</text:p>
              <text:list>
                <text:list-item>
                  <text:p text:style-name="P43">期間（本文、タイトル）</text:p>
                </text:list-item>
                <text:list-item>
                  <text:p text:style-name="P43">金額</text:p>
                </text:list-item>
                <text:list-item>
                  <text:p text:style-name="P43">送信先</text:p>
                </text:list-item>
                <text:list-item>
                  <text:p text:style-name="P43">今週／来週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3-14T16:25:22.46</dc:date>
    <dc:creator>iwabuchi ken</dc:creator>
    <meta:editing-duration>PT7H32M7S</meta:editing-duration>
    <meta:editing-cycles>58</meta:editing-cycles>
    <meta:generator>OpenOffice/4.1.3$Win32 OpenOffice.org_project/413m1$Build-9783</meta:generator>
    <meta:document-statistic meta:table-count="33" meta:image-count="0" meta:object-count="0" meta:page-count="22" meta:paragraph-count="543" meta:word-count="3079" meta:character-count="10604"/>
  </office:meta>
</office:document-meta>
</file>